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19eec2" officeooo:paragraph-rsid="0019eec2"/>
    </style:style>
    <style:style style:name="T1" style:family="text">
      <style:text-properties officeooo:rsid="001bdf06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574551641" text:style-name="L1">
        <text:list-item>
          <text:p text:style-name="P1">Intro : descriptif rapide ambiance et univers</text:p>
        </text:list-item>
        <text:list-item>
          <text:p text:style-name="P1">Montrer l'univers (cartes)</text:p>
          <text:list>
            <text:list-item>
              <text:p text:style-name="P1">Pour les joueurs</text:p>
              <text:list>
                <text:list-item>
                  <text:p text:style-name="P1">Géographie</text:p>
                </text:list-item>
                <text:list-item>
                  <text:p text:style-name="P1">politique</text:p>
                </text:list-item>
                <text:list-item>
                  <text:p text:style-name="P1">histoire</text:p>
                </text:list-item>
                <text:list-item>
                  <text:p text:style-name="P1">mode(s) de vie</text:p>
                </text:list-item>
                <text:list-item>
                  <text:p text:style-name="P1">Religion (double niveau)</text:p>
                </text:list-item>
              </text:list>
            </text:list-item>
            <text:list-item>
              <text:p text:style-name="P1">Pour le MJ</text:p>
              <text:list>
                <text:list-item>
                  <text:p text:style-name="P1">Présentation des panthéons</text:p>
                </text:list-item>
                <text:list-item>
                  <text:p text:style-name="P1">histoire</text:p>
                </text:list-item>
                <text:list-item>
                  <text:p text:style-name="P1">objectifs</text:p>
                </text:list-item>
                <text:list-item>
                  <text:p text:style-name="P1">dieu<text:span text:style-name="T1">x</text:span> du chaos</text:p>
                </text:list-item>
                <text:list-item>
                  <text:p text:style-name="P1">différentes époques</text:p>
                </text:list-item>
                <text:list-item>
                  <text:p text:style-name="P1">etc.</text:p>
                </text:list-item>
              </text:list>
            </text:list-item>
          </text:list>
        </text:list-item>
        <text:list-item>
          <text:p text:style-name="P1">Les persos</text:p>
          <text:list>
            <text:list-item>
              <text:p text:style-name="P1">typologie</text:p>
            </text:list-item>
            <text:list-item>
              <text:p text:style-name="P1">fiche type</text:p>
            </text:list-item>
            <text:list-item>
              <text:p text:style-name="P1">carac/comp</text:p>
            </text:list-item>
            <text:list-item>
              <text:p text:style-name="P1">pouvoirs</text:p>
            </text:list-item>
            <text:list-item>
              <text:p text:style-name="P1">avantages/désavantages</text:p>
            </text:list-item>
            <text:list-item>
              <text:p text:style-name="P1">etc.</text:p>
            </text:list-item>
          </text:list>
        </text:list-item>
        <text:list-item>
          <text:p text:style-name="P1">Règles</text:p>
        </text:list-item>
        <text:list-item>
          <text:p text:style-name="P1">Pour le MJ: persos secondaires, antagonistes</text:p>
        </text:list-item>
        <text:list-item>
          <text:p text:style-name="P1">Un ou deux scénarios jouable clés en main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2M57S</meta:editing-duration>
    <meta:editing-cycles>4</meta:editing-cycles>
    <meta:generator>LibreOffice/5.3.6.1$Windows_x86 LibreOffice_project/686f202eff87ef707079aeb7f485847613344eb7</meta:generator>
    <dc:date>2020-08-30T15:54:35.625000000</dc:date>
    <meta:document-statistic meta:table-count="0" meta:image-count="0" meta:object-count="0" meta:page-count="1" meta:paragraph-count="25" meta:word-count="85" meta:character-count="457" meta:non-whitespace-character-count="422"/>
    <meta:user-defined meta:name="Info 1"/>
    <meta:user-defined meta:name="Info 2"/>
    <meta:user-defined meta:name="Info 3"/>
    <meta:user-defined meta:name="Info 4"/>
  </office:meta>
</office:document-meta>
</file>